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13f37b6" style:font-size-asian="9.10000038146973pt" style:font-weight-asian="normal" style:font-size-complex="9.1000003814697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畜生的伎倆</text:h>
      <text:p text:style-name="P1"/>
      <text:p text:style-name="P4"/>
      <text:p text:style-name="P3">畜生的伎倆有二</text:p>
      <text:p text:style-name="P3"/>
      <text:p text:style-name="P3"/>
      <text:p text:style-name="P3">其一 <text:s/>僞善的麻痹</text:p>
      <text:p text:style-name="P3">各種承諾與愛的宣言</text:p>
      <text:p text:style-name="P3">一如紅太陽</text:p>
      <text:p text:style-name="P3">一如聖經</text:p>
      <text:p text:style-name="P3"/>
      <text:p text:style-name="P3"/>
      <text:p text:style-name="P3">其二 <text:s/>恐懼</text:p>
      <text:p text:style-name="P3">以腦控等作弊之祕器</text:p>
      <text:p text:style-name="P3">利用或製造</text:p>
      <text:p text:style-name="P3">各種恐懼</text:p>
      <text:p text:style-name="P3">一種典型的心理戰</text:p>
      <text:p text:style-name="P3"/>
      <text:p text:style-name="P3"/>
      <text:p text:style-name="P3">麻痹使獵物軟化</text:p>
      <text:p text:style-name="P3">失去反抗的動力</text:p>
      <text:p text:style-name="P3">甚至連憤與仇恨都消逝殆盡</text:p>
      <text:p text:style-name="P3">淪爲溫水中的青蛙</text:p>
      <text:p text:style-name="P3"/>
      <text:p text:style-name="P3"/>
      <text:p text:style-name="P3">而恐懼使獵物奔向陷阱</text:p>
      <text:p text:style-name="P3">畜則以逸待勞</text:p>
      <text:p text:style-name="P3">不費吹灰之力</text:p>
      <text:p text:style-name="P3">就如當下的疫情恐慌</text:p>
      <text:p text:style-name="P3">人類不如牲口</text:p>
      <text:p text:style-name="P3">於恐懼中</text:p>
      <text:p text:style-name="P3">任其操控</text:p>
      <text:p text:style-name="P3">俱束手待斃</text:p>
      <text:p text:style-name="P3"/>
      <text:p text:style-name="P3"/>
      <text:p text:style-name="P3">故</text:p>
      <text:p text:style-name="P3">畜慾使汝恐懼之事</text:p>
      <text:p text:style-name="P3">多爲頗優的選項</text:p>
      <text:p text:style-name="P3">也是畜生最不願意看到的結局</text:p>
      <text:p text:style-name="P3"/>
      <text:p text:style-name="P3"/>
      <text:p text:style-name="P3">畜生的弱點是</text:p>
      <text:p text:style-name="P3">懼怕光</text:p>
      <text:p text:style-name="P3">和討論</text:p>
      <text:p text:style-name="P3">這是一羣見光死的臭蟲</text:p>
      <text:p text:style-name="P3"/>
      <text:p text:style-name="P3"/>
      <text:p text:style-name="P3">我當不了林彪這個天篷大元帥</text:p>
      <text:p text:style-name="P3">喊不出畜生萬萬歲</text:p>
      <text:p text:style-name="P3">但</text:p>
      <text:p text:style-name="P3">特別想讓畜生萬萬碎</text:p>
      <text:p text:style-name="P3"/>
      <text:p text:style-name="P3"/>
      <text:p text:style-name="P3">如果正義的旗幟需要血祭</text:p>
      <text:p text:style-name="P6">生而如我</text:p>
      <text:p text:style-name="P6">在畜生的眼裏</text:p>
      <text:p text:style-name="P3">符合牲口的定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16T08:56:21.436667051</dc:date>
    <meta:editing-duration>PT21H30M9S</meta:editing-duration>
    <meta:editing-cycles>279</meta:editing-cycles>
    <meta:document-statistic meta:table-count="0" meta:image-count="0" meta:object-count="0" meta:page-count="1" meta:paragraph-count="39" meta:word-count="261" meta:character-count="265" meta:non-whitespace-character-count="261"/>
  </office:meta>
</office:document-meta>
</file>